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itle">
      <style:paragraph-properties fo:text-align="center" style:justify-single-word="false"/>
      <style:text-properties style:font-name="Times New Roman" officeooo:rsid="000fd132" officeooo:paragraph-rsid="000fd132"/>
    </style:style>
    <style:style style:name="P2" style:family="paragraph" style:parent-style-name="Text_20_body">
      <style:paragraph-properties fo:text-align="center" style:justify-single-word="false"/>
      <style:text-properties style:font-name="Times New Roman" officeooo:rsid="000fd132" officeooo:paragraph-rsid="000fd132"/>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Contents_20_5">
      <style:paragraph-properties>
        <style:tab-stops>
          <style:tab-stop style:position="14.998cm" style:type="right" style:leader-style="dotted" style:leader-text="."/>
        </style:tab-stops>
      </style:paragraph-properties>
    </style:style>
    <style:style style:name="P8" style:family="paragraph" style:parent-style-name="Heading_20_1">
      <style:text-properties style:font-name="Times New Roman" fo:font-size="20pt" officeooo:rsid="000fd132" officeooo:paragraph-rsid="000fd132" style:font-size-asian="17.5pt" style:font-size-complex="20pt"/>
    </style:style>
    <style:style style:name="P9" style:family="paragraph" style:parent-style-name="Text_20_body">
      <style:text-properties style:font-name="Times New Roman" fo:font-size="20pt" officeooo:rsid="000fd132" officeooo:paragraph-rsid="000fd132" style:font-size-asian="17.5pt" style:font-size-complex="20pt"/>
    </style:style>
    <style:style style:name="P10" style:family="paragraph" style:parent-style-name="Heading_20_1">
      <style:text-properties style:font-name="Times New Roman" officeooo:rsid="000fd132" officeooo:paragraph-rsid="000fd132"/>
    </style:style>
    <style:style style:name="P11" style:family="paragraph" style:parent-style-name="Text_20_body">
      <style:text-properties style:font-name="Times New Roman" officeooo:rsid="000fd132" officeooo:paragraph-rsid="000fd132"/>
    </style:style>
    <style:style style:name="P12" style:family="paragraph" style:parent-style-name="Text_20_body">
      <style:text-properties officeooo:paragraph-rsid="000fd132"/>
    </style:style>
    <style:style style:name="P13" style:family="paragraph" style:parent-style-name="Text_20_body">
      <style:text-properties style:font-name="Times New Roman" fo:font-weight="bold" officeooo:rsid="0010ae9d" officeooo:paragraph-rsid="000fd132" style:font-weight-asian="bold" style:font-weight-complex="bold"/>
    </style:style>
    <style:style style:name="P14" style:family="paragraph" style:parent-style-name="Heading_20_2">
      <style:text-properties style:font-name="Times New Roman" officeooo:rsid="0010ae9d" officeooo:paragraph-rsid="0010ae9d"/>
    </style:style>
    <style:style style:name="P15" style:family="paragraph" style:parent-style-name="Text_20_body">
      <style:text-properties style:font-name="Times New Roman" officeooo:rsid="0010ae9d" officeooo:paragraph-rsid="0010ae9d"/>
    </style:style>
    <style:style style:name="P16" style:family="paragraph" style:parent-style-name="Text_20_body" style:list-style-name="L1">
      <style:text-properties style:font-name="Times New Roman" officeooo:rsid="001110e2" officeooo:paragraph-rsid="001110e2"/>
    </style:style>
    <style:style style:name="P17" style:family="paragraph" style:parent-style-name="Text_20_body">
      <style:text-properties style:font-name="Times New Roman" officeooo:rsid="001110e2" officeooo:paragraph-rsid="001110e2"/>
    </style:style>
    <style:style style:name="P18" style:family="paragraph" style:parent-style-name="Heading_20_3">
      <style:text-properties officeooo:rsid="001250db" officeooo:paragraph-rsid="001250db"/>
    </style:style>
    <style:style style:name="P19" style:family="paragraph" style:parent-style-name="Text_20_body">
      <style:text-properties officeooo:paragraph-rsid="001250db"/>
    </style:style>
    <style:style style:name="P20" style:family="paragraph" style:parent-style-name="Text_20_body" style:list-style-name="L2">
      <style:text-properties officeooo:rsid="001250db" officeooo:paragraph-rsid="001250db"/>
    </style:style>
    <style:style style:name="P21" style:family="paragraph" style:parent-style-name="Text_20_body">
      <style:text-properties officeooo:rsid="001250db" officeooo:paragraph-rsid="001250db"/>
    </style:style>
    <style:style style:name="P22" style:family="paragraph" style:parent-style-name="Heading_20_4">
      <style:text-properties officeooo:rsid="0013f312" officeooo:paragraph-rsid="0013f312"/>
    </style:style>
    <style:style style:name="P23" style:family="paragraph" style:parent-style-name="Text_20_body">
      <style:text-properties officeooo:rsid="0013f312" officeooo:paragraph-rsid="0013f312"/>
    </style:style>
    <style:style style:name="P24" style:family="paragraph" style:parent-style-name="Text_20_body">
      <style:text-properties officeooo:paragraph-rsid="0013f312"/>
    </style:style>
    <style:style style:name="P25" style:family="paragraph" style:parent-style-name="Heading_20_5">
      <style:text-properties officeooo:rsid="0013f312" officeooo:paragraph-rsid="0013f312"/>
    </style:style>
    <style:style style:name="P26" style:family="paragraph" style:parent-style-name="Text_20_body">
      <style:text-properties officeooo:paragraph-rsid="00147b24"/>
    </style:style>
    <style:style style:name="T1" style:family="text">
      <style:text-properties style:font-name="Times New Roman" officeooo:rsid="000fd132"/>
    </style:style>
    <style:style style:name="T2" style:family="text">
      <style:text-properties style:font-name="Times New Roman" fo:font-weight="bold" officeooo:rsid="000fd132" style:font-weight-asian="bold" style:font-weight-complex="bold"/>
    </style:style>
    <style:style style:name="T3" style:family="text">
      <style:text-properties style:font-name="Times New Roman" officeooo:rsid="0010ae9d"/>
    </style:style>
    <style:style style:name="T4" style:family="text">
      <style:text-properties style:font-name="Times New Roman" fo:font-weight="bold" officeooo:rsid="0010ae9d" style:font-weight-asian="bold" style:font-weight-complex="bold"/>
    </style:style>
    <style:style style:name="T5" style:family="text">
      <style:text-properties style:font-name="Times New Roman" fo:font-weight="normal" officeooo:rsid="0010ae9d" style:font-weight-asian="normal" style:font-weight-complex="normal"/>
    </style:style>
    <style:style style:name="T6" style:family="text">
      <style:text-properties officeooo:rsid="001110e2"/>
    </style:style>
    <style:style style:name="T7" style:family="text">
      <style:text-properties officeooo:rsid="001250db"/>
    </style:style>
    <style:style style:name="T8" style:family="text">
      <style:text-properties officeooo:rsid="00147b24"/>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Análise de dados Exploratória: aplicando métodos para padronização e normalização dos dado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rotected="true">
            <text:p text:style-name="Contents_20_Heading">Sumário</text:p>
          </text:index-title>
          <text:p text:style-name="P3"><text:a xlink:type="simple" xlink:href="#__RefHeading___Toc7141_134261205" text:style-name="Index_20_Link" text:visited-style-name="Index_20_Link">Motivações<text:tab/>3</text:a></text:p>
          <text:p text:style-name="P4"><text:a xlink:type="simple" xlink:href="#__RefHeading___Toc7143_134261205" text:style-name="Index_20_Link" text:visited-style-name="Index_20_Link">Gerenciador de pacotes e módulos utilizados na pesquisa<text:tab/>3</text:a></text:p>
          <text:p text:style-name="P5"><text:a xlink:type="simple" xlink:href="#__RefHeading___Toc14326_134261205" text:style-name="Index_20_Link" text:visited-style-name="Index_20_Link">Especificações do hardware usado<text:tab/>3</text:a></text:p>
          <text:p text:style-name="P6"><text:a xlink:type="simple" xlink:href="#__RefHeading___Toc14328_134261205" text:style-name="Index_20_Link" text:visited-style-name="Index_20_Link">Convenções utilizadas<text:tab/>4</text:a></text:p>
          <text:p text:style-name="P7"><text:a xlink:type="simple" xlink:href="#__RefHeading___Toc14330_134261205" text:style-name="Index_20_Link" text:visited-style-name="Index_20_Link">Contato<text:tab/>4</text:a></text:p>
        </text:index-body>
      </text:table-of-content>
      <text:h text:style-name="P8" text:outline-level="1" text:is-list-header="tru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h text:style-name="P10" text:outline-level="1"><text:bookmark-start text:name="__RefHeading___Toc7141_134261205"/>Motivações<text:bookmark-end text:name="__RefHeading___Toc7141_134261205"/></text:h>
      <text:p text:style-name="P11"/>
      <text:p text:style-name="P12"><text:span text:style-name="T1">Está pesquisa tem como propósito aplicar métodos voltados para </text:span><text:span text:style-name="T2">análise exploratória</text:span><text:span text:style-name="T1"> dos dados que por sua não tem como objetivo entregar insghts para às partes interessadas, uma vez que este tipo de análise é </text:span><text:span text:style-name="T3">atribuído para a </text:span><text:span text:style-name="T4">análise de dados explanatória. </text:span><text:span text:style-name="T5">Aqui vamos discutir sobre técnicas e métodos aplicados para um melhor entendimento dos dados, entender como outros analistas decidem aplicar métodos X ao invés de <text:s/>Y e assim por diante, vale lembrar que todos os artigos ou referências usadas serão deixas na página </text:span><text:span text:style-name="T4">notion.</text:span></text:p>
      <text:p text:style-name="P13"/>
      <text:h text:style-name="P14" text:outline-level="2" text:is-list-header="true"><text:bookmark-start text:name="__RefHeading___Toc7143_134261205"/><text:span text:style-name="T6">Gerenciador de pacotes</text:span> e módulos utilizados na pesquisa<text:bookmark-end text:name="__RefHeading___Toc7143_134261205"/></text:h>
      <text:p text:style-name="P15">Acredito que não seria nem um pouco encorajador ver uma vasta lista de módulos ou até mesmo softwares que no fim nem se quer foram usados, portanto prefiro fugir do complexismo para de algum modo gourmetizar meu trabalho. <text:s/><text:span text:style-name="T6">Toda a pesquisa será feita utilizando Python como ferramenta para analisar os dados, tanto na questão estatística quanto visualização dos dados.</text:span></text:p>
      <text:p text:style-name="P15"/>
      <text:list text:style-name="L1">
        <text:list-item>
          <text:p text:style-name="P16">Gerenciador: <text:span text:style-name="T7">Conda</text:span></text:p>
        </text:list-item>
        <text:list-item>
          <text:p text:style-name="P16">Pacotes: pyplotly, seaborn, scipy, sklearnig e pandas</text:p>
        </text:list-item>
      </text:list>
      <text:p text:style-name="P17"/>
      <text:p text:style-name="P17"/>
      <text:h text:style-name="P18" text:outline-level="3"><text:bookmark-start text:name="__RefHeading___Toc14326_134261205"/>Especificações do hardware usado<text:bookmark-end text:name="__RefHeading___Toc14326_134261205"/></text:h>
      <text:p text:style-name="P19"/>
      <text:list text:style-name="L2">
        <text:list-item>
          <text:p text:style-name="P20">Modelo: <text:s/>Dell Vostro 3501</text:p>
        </text:list-item>
        <text:list-item>
          <text:p text:style-name="P20">Sistema operacional: Ubuntu 25.04</text:p>
        </text:list-item>
        <text:list-item>
          <text:p text:style-name="P20">Memória principal (RAM): 12 GB</text:p>
        </text:list-item>
        <text:list-item>
          <text:p text:style-name="P20">Memória interna: 256 GB</text:p>
        </text:list-item>
      </text:list>
      <text:p text:style-name="P21"/>
      <text:p text:style-name="P21"/>
      <text:p text:style-name="P21"/>
      <text:p text:style-name="P21"><text:soft-page-break/></text:p>
      <text:p text:style-name="P21"/>
      <text:h text:style-name="Heading_20_4" text:outline-level="4"/>
      <text:h text:style-name="P22" text:outline-level="4"><text:bookmark-start text:name="__RefHeading___Toc14328_134261205"/>Convenções utilizadas<text:bookmark-end text:name="__RefHeading___Toc14328_134261205"/></text:h>
      <text:p text:style-name="P23">Logo a baixo você poderá ver algumas convenções utilizadas para a criação deste documento, vale ressaltar que apesar daqui não se tratar de um “guia faça você mesmo” que passa explicar um passo a passo das instruções criadas, ainda sim gostaria de utilizar uma fonte especifica para os notebooks aqui mostrados.</text:p>
      <text:p text:style-name="P24"/>
      <text:h text:style-name="P25" text:outline-level="5"><text:bookmark-start text:name="__RefHeading___Toc14330_134261205"/>Contato<text:bookmark-end text:name="__RefHeading___Toc14330_134261205"/></text:h>
      <text:p text:style-name="P23">Caso tenha algo para incrementar, deixar alguma critica a respeito do meu trabalho ou até perguntar algo basta me seguir em alguma das redes a baixo.</text:p>
      <text:p text:style-name="P23"/>
      <text:p text:style-name="P26"><text:a xlink:type="simple" xlink:href="mailto:diogo.nogueira.santos@outlook.com?subject=Me conte um pouco sobre seu projeto" text:style-name="Internet_20_link" text:visited-style-name="Visited_20_Internet_20_Link"><text:span text:style-name="T8">E-mail</text:span></text:a></text:p>
      <text:p text:style-name="P26"/>
      <text:p text:style-name="P26"/>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6T21:37:12.383654009</meta:creation-date>
    <dc:date>2025-07-27T21:11:21.761838458</dc:date>
    <meta:editing-duration>PT30M56S</meta:editing-duration>
    <meta:editing-cycles>5</meta:editing-cycles>
    <meta:generator>LibreOffice/25.2.5.2$Linux_X86_64 LibreOffice_project/fb4792146257752f54eab576deb869869b108571</meta:generator>
    <meta:document-statistic meta:table-count="0" meta:image-count="0" meta:object-count="0" meta:page-count="5" meta:paragraph-count="23" meta:word-count="304" meta:character-count="1909" meta:non-whitespace-character-count="1630"/>
  </office:meta>
</office:document-meta>
</file>